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08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0.859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31"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31"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31"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table:number-columns-repeated="9" office:value-type="string">
            <text:p>$20-</text:p>
          </table:table-cell>
        </table:table-row>
        <table:table-row table:style-name="ro1">
          <table:table-cell table:number-columns-repeated="21"/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1"/>
          <table:table-cell table:style-name="ce1" table:formula="of:=[.AF2]&amp;[.V5]" office:value-type="string" office:string-value="$20-30">
            <text:p>$20-30</text:p>
          </table:table-cell>
          <table:table-cell table:style-name="ce1" table:formula="of:=[.AG2]&amp;[.W5]" office:value-type="string" office:string-value="$20-40">
            <text:p>$20-40</text:p>
          </table:table-cell>
          <table:table-cell table:style-name="ce1" table:formula="of:=[.AH2]&amp;[.X5]" office:value-type="string" office:string-value="$20-50">
            <text:p>$20-50</text:p>
          </table:table-cell>
          <table:table-cell table:style-name="ce1" table:formula="of:=[.AI2]&amp;[.Y5]" office:value-type="string" office:string-value="$20-60">
            <text:p>$20-60</text:p>
          </table:table-cell>
          <table:table-cell table:style-name="ce1" table:formula="of:=[.AJ2]&amp;[.Z5]" office:value-type="string" office:string-value="$20-70">
            <text:p>$20-70</text:p>
          </table:table-cell>
          <table:table-cell table:style-name="ce1" table:formula="of:=[.AK2]&amp;[.AA5]" office:value-type="string" office:string-value="$20-80">
            <text:p>$20-80</text:p>
          </table:table-cell>
          <table:table-cell table:style-name="ce1" table:formula="of:=[.AL2]&amp;[.AB5]" office:value-type="string" office:string-value="$20-0">
            <text:p>$20-0</text:p>
          </table:table-cell>
          <table:table-cell table:style-name="ce1" table:formula="of:=[.AM2]&amp;[.AC5]" office:value-type="string" office:string-value="$20-10">
            <text:p>$20-10</text:p>
          </table:table-cell>
          <table:table-cell table:style-name="ce1" table:formula="of:=[.AN2]&amp;[.AD5]" office:value-type="string" office:string-value="$20-20">
            <text:p>$20-20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3]&amp;[.V6]" office:value-type="string" office:string-value="$20-31">
            <text:p>$20-31</text:p>
          </table:table-cell>
          <table:table-cell table:style-name="ce1" table:formula="of:=[.AG3]&amp;[.W6]" office:value-type="string" office:string-value="$20-41">
            <text:p>$20-41</text:p>
          </table:table-cell>
          <table:table-cell table:style-name="ce1" table:formula="of:=[.AH3]&amp;[.X6]" office:value-type="string" office:string-value="$20-51">
            <text:p>$20-51</text:p>
          </table:table-cell>
          <table:table-cell table:style-name="ce1" table:formula="of:=[.AI3]&amp;[.Y6]" office:value-type="string" office:string-value="$20-61">
            <text:p>$20-61</text:p>
          </table:table-cell>
          <table:table-cell table:style-name="ce1" table:formula="of:=[.AJ3]&amp;[.Z6]" office:value-type="string" office:string-value="$20-71">
            <text:p>$20-71</text:p>
          </table:table-cell>
          <table:table-cell table:style-name="ce1" table:formula="of:=[.AK3]&amp;[.AA6]" office:value-type="string" office:string-value="$20-81">
            <text:p>$20-81</text:p>
          </table:table-cell>
          <table:table-cell table:style-name="ce1" table:formula="of:=[.AL3]&amp;[.AB6]" office:value-type="string" office:string-value="$20-1">
            <text:p>$20-1</text:p>
          </table:table-cell>
          <table:table-cell table:style-name="ce1" table:formula="of:=[.AM3]&amp;[.AC6]" office:value-type="string" office:string-value="$20-11">
            <text:p>$20-11</text:p>
          </table:table-cell>
          <table:table-cell table:style-name="ce1" table:formula="of:=[.AN3]&amp;[.AD6]" office:value-type="string" office:string-value="$20-21">
            <text:p>$20-21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4]&amp;[.V7]" office:value-type="string" office:string-value="$20-32">
            <text:p>$20-32</text:p>
          </table:table-cell>
          <table:table-cell table:style-name="ce1" table:formula="of:=[.AG4]&amp;[.W7]" office:value-type="string" office:string-value="$20-42">
            <text:p>$20-42</text:p>
          </table:table-cell>
          <table:table-cell table:style-name="ce1" table:formula="of:=[.AH4]&amp;[.X7]" office:value-type="string" office:string-value="$20-52">
            <text:p>$20-52</text:p>
          </table:table-cell>
          <table:table-cell table:style-name="ce1" table:formula="of:=[.AI4]&amp;[.Y7]" office:value-type="string" office:string-value="$20-62">
            <text:p>$20-62</text:p>
          </table:table-cell>
          <table:table-cell table:style-name="ce1" table:formula="of:=[.AJ4]&amp;[.Z7]" office:value-type="string" office:string-value="$20-72">
            <text:p>$20-72</text:p>
          </table:table-cell>
          <table:table-cell table:style-name="ce1" table:formula="of:=[.AK4]&amp;[.AA7]" office:value-type="string" office:string-value="$20-82">
            <text:p>$20-82</text:p>
          </table:table-cell>
          <table:table-cell table:style-name="ce1" table:formula="of:=[.AL4]&amp;[.AB7]" office:value-type="string" office:string-value="$20-2">
            <text:p>$20-2</text:p>
          </table:table-cell>
          <table:table-cell table:style-name="ce1" table:formula="of:=[.AM4]&amp;[.AC7]" office:value-type="string" office:string-value="$20-12">
            <text:p>$20-12</text:p>
          </table:table-cell>
          <table:table-cell table:style-name="ce1" table:formula="of:=[.AN4]&amp;[.AD7]" office:value-type="string" office:string-value="$20-22">
            <text:p>$20-2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5]&amp;[.V8]" office:value-type="string" office:string-value="$20-33">
            <text:p>$20-33</text:p>
          </table:table-cell>
          <table:table-cell table:style-name="ce1" table:formula="of:=[.AG5]&amp;[.W8]" office:value-type="string" office:string-value="$20-43">
            <text:p>$20-43</text:p>
          </table:table-cell>
          <table:table-cell table:style-name="ce1" table:formula="of:=[.AH5]&amp;[.X8]" office:value-type="string" office:string-value="$20-53">
            <text:p>$20-53</text:p>
          </table:table-cell>
          <table:table-cell table:style-name="ce1" table:formula="of:=[.AI5]&amp;[.Y8]" office:value-type="string" office:string-value="$20-63">
            <text:p>$20-63</text:p>
          </table:table-cell>
          <table:table-cell table:style-name="ce1" table:formula="of:=[.AJ5]&amp;[.Z8]" office:value-type="string" office:string-value="$20-73">
            <text:p>$20-73</text:p>
          </table:table-cell>
          <table:table-cell table:style-name="ce1" table:formula="of:=[.AK5]&amp;[.AA8]" office:value-type="string" office:string-value="$20-83">
            <text:p>$20-83</text:p>
          </table:table-cell>
          <table:table-cell table:style-name="ce1" table:formula="of:=[.AL5]&amp;[.AB8]" office:value-type="string" office:string-value="$20-3">
            <text:p>$20-3</text:p>
          </table:table-cell>
          <table:table-cell table:style-name="ce1" table:formula="of:=[.AM5]&amp;[.AC8]" office:value-type="string" office:string-value="$20-13">
            <text:p>$20-13</text:p>
          </table:table-cell>
          <table:table-cell table:style-name="ce1" table:formula="of:=[.AN5]&amp;[.AD8]" office:value-type="string" office:string-value="$20-23">
            <text:p>$20-23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6]&amp;[.V9]" office:value-type="string" office:string-value="$20-34">
            <text:p>$20-34</text:p>
          </table:table-cell>
          <table:table-cell table:style-name="ce1" table:formula="of:=[.AG6]&amp;[.W9]" office:value-type="string" office:string-value="$20-44">
            <text:p>$20-44</text:p>
          </table:table-cell>
          <table:table-cell table:style-name="ce1" table:formula="of:=[.AH6]&amp;[.X9]" office:value-type="string" office:string-value="$20-54">
            <text:p>$20-54</text:p>
          </table:table-cell>
          <table:table-cell table:style-name="ce1" table:formula="of:=[.AI6]&amp;[.Y9]" office:value-type="string" office:string-value="$20-64">
            <text:p>$20-64</text:p>
          </table:table-cell>
          <table:table-cell table:style-name="ce1" table:formula="of:=[.AJ6]&amp;[.Z9]" office:value-type="string" office:string-value="$20-74">
            <text:p>$20-74</text:p>
          </table:table-cell>
          <table:table-cell table:style-name="ce1" table:formula="of:=[.AK6]&amp;[.AA9]" office:value-type="string" office:string-value="$20-84">
            <text:p>$20-84</text:p>
          </table:table-cell>
          <table:table-cell table:style-name="ce1" table:formula="of:=[.AL6]&amp;[.AB9]" office:value-type="string" office:string-value="$20-4">
            <text:p>$20-4</text:p>
          </table:table-cell>
          <table:table-cell table:style-name="ce1" table:formula="of:=[.AM6]&amp;[.AC9]" office:value-type="string" office:string-value="$20-14">
            <text:p>$20-14</text:p>
          </table:table-cell>
          <table:table-cell table:style-name="ce1" table:formula="of:=[.AN6]&amp;[.AD9]" office:value-type="string" office:string-value="$20-24">
            <text:p>$20-24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7]&amp;[.V10]" office:value-type="string" office:string-value="$20-35">
            <text:p>$20-35</text:p>
          </table:table-cell>
          <table:table-cell table:style-name="ce1" table:formula="of:=[.AG7]&amp;[.W10]" office:value-type="string" office:string-value="$20-45">
            <text:p>$20-45</text:p>
          </table:table-cell>
          <table:table-cell table:style-name="ce1" table:formula="of:=[.AH7]&amp;[.X10]" office:value-type="string" office:string-value="$20-55">
            <text:p>$20-55</text:p>
          </table:table-cell>
          <table:table-cell table:style-name="ce1" table:formula="of:=[.AI7]&amp;[.Y10]" office:value-type="string" office:string-value="$20-65">
            <text:p>$20-65</text:p>
          </table:table-cell>
          <table:table-cell table:style-name="ce1" table:formula="of:=[.AJ7]&amp;[.Z10]" office:value-type="string" office:string-value="$20-75">
            <text:p>$20-75</text:p>
          </table:table-cell>
          <table:table-cell table:style-name="ce1" table:formula="of:=[.AK7]&amp;[.AA10]" office:value-type="string" office:string-value="$20-85">
            <text:p>$20-85</text:p>
          </table:table-cell>
          <table:table-cell table:style-name="ce1" table:formula="of:=[.AL7]&amp;[.AB10]" office:value-type="string" office:string-value="$20-5">
            <text:p>$20-5</text:p>
          </table:table-cell>
          <table:table-cell table:style-name="ce1" table:formula="of:=[.AM7]&amp;[.AC10]" office:value-type="string" office:string-value="$20-15">
            <text:p>$20-15</text:p>
          </table:table-cell>
          <table:table-cell table:style-name="ce1" table:formula="of:=[.AN7]&amp;[.AD10]" office:value-type="string" office:string-value="$20-25">
            <text:p>$20-25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8]&amp;[.V11]" office:value-type="string" office:string-value="$20-36">
            <text:p>$20-36</text:p>
          </table:table-cell>
          <table:table-cell table:style-name="ce1" table:formula="of:=[.AG8]&amp;[.W11]" office:value-type="string" office:string-value="$20-46">
            <text:p>$20-46</text:p>
          </table:table-cell>
          <table:table-cell table:style-name="ce1" table:formula="of:=[.AH8]&amp;[.X11]" office:value-type="string" office:string-value="$20-56">
            <text:p>$20-56</text:p>
          </table:table-cell>
          <table:table-cell table:style-name="ce1" table:formula="of:=[.AI8]&amp;[.Y11]" office:value-type="string" office:string-value="$20-66">
            <text:p>$20-66</text:p>
          </table:table-cell>
          <table:table-cell table:style-name="ce1" table:formula="of:=[.AJ8]&amp;[.Z11]" office:value-type="string" office:string-value="$20-76">
            <text:p>$20-76</text:p>
          </table:table-cell>
          <table:table-cell table:style-name="ce1" table:formula="of:=[.AK8]&amp;[.AA11]" office:value-type="string" office:string-value="$20-86">
            <text:p>$20-86</text:p>
          </table:table-cell>
          <table:table-cell table:style-name="ce1" table:formula="of:=[.AL8]&amp;[.AB11]" office:value-type="string" office:string-value="$20-6">
            <text:p>$20-6</text:p>
          </table:table-cell>
          <table:table-cell table:style-name="ce1" table:formula="of:=[.AM8]&amp;[.AC11]" office:value-type="string" office:string-value="$20-16">
            <text:p>$20-16</text:p>
          </table:table-cell>
          <table:table-cell table:style-name="ce1" table:formula="of:=[.AN8]&amp;[.AD11]" office:value-type="string" office:string-value="$20-26">
            <text:p>$20-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9]&amp;[.V12]" office:value-type="string" office:string-value="$20-37">
            <text:p>$20-37</text:p>
          </table:table-cell>
          <table:table-cell table:style-name="ce1" table:formula="of:=[.AG9]&amp;[.W12]" office:value-type="string" office:string-value="$20-47">
            <text:p>$20-47</text:p>
          </table:table-cell>
          <table:table-cell table:style-name="ce1" table:formula="of:=[.AH9]&amp;[.X12]" office:value-type="string" office:string-value="$20-57">
            <text:p>$20-57</text:p>
          </table:table-cell>
          <table:table-cell table:style-name="ce1" table:formula="of:=[.AI9]&amp;[.Y12]" office:value-type="string" office:string-value="$20-67">
            <text:p>$20-67</text:p>
          </table:table-cell>
          <table:table-cell table:style-name="ce1" table:formula="of:=[.AJ9]&amp;[.Z12]" office:value-type="string" office:string-value="$20-77">
            <text:p>$20-77</text:p>
          </table:table-cell>
          <table:table-cell table:style-name="ce1" table:formula="of:=[.AK9]&amp;[.AA12]" office:value-type="string" office:string-value="$20-87">
            <text:p>$20-87</text:p>
          </table:table-cell>
          <table:table-cell table:style-name="ce1" table:formula="of:=[.AL9]&amp;[.AB12]" office:value-type="string" office:string-value="$20-7">
            <text:p>$20-7</text:p>
          </table:table-cell>
          <table:table-cell table:style-name="ce1" table:formula="of:=[.AM9]&amp;[.AC12]" office:value-type="string" office:string-value="$20-17">
            <text:p>$20-17</text:p>
          </table:table-cell>
          <table:table-cell table:style-name="ce1" table:formula="of:=[.AN9]&amp;[.AD12]" office:value-type="string" office:string-value="$20-27">
            <text:p>$20-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table:formula="of:=[.AF10]&amp;[.V13]" office:value-type="string" office:string-value="$20-38">
            <text:p>$20-38</text:p>
          </table:table-cell>
          <table:table-cell table:style-name="ce1" table:formula="of:=[.AG10]&amp;[.W13]" office:value-type="string" office:string-value="$20-48">
            <text:p>$20-48</text:p>
          </table:table-cell>
          <table:table-cell table:style-name="ce1" table:formula="of:=[.AH10]&amp;[.X13]" office:value-type="string" office:string-value="$20-58">
            <text:p>$20-58</text:p>
          </table:table-cell>
          <table:table-cell table:style-name="ce1" table:formula="of:=[.AI10]&amp;[.Y13]" office:value-type="string" office:string-value="$20-68">
            <text:p>$20-68</text:p>
          </table:table-cell>
          <table:table-cell table:style-name="ce1" table:formula="of:=[.AJ10]&amp;[.Z13]" office:value-type="string" office:string-value="$20-78">
            <text:p>$20-78</text:p>
          </table:table-cell>
          <table:table-cell table:style-name="ce1" table:formula="of:=[.AK10]&amp;[.AA13]" office:value-type="string" office:string-value="$20-88">
            <text:p>$20-88</text:p>
          </table:table-cell>
          <table:table-cell table:style-name="ce1" table:formula="of:=[.AL10]&amp;[.AB13]" office:value-type="string" office:string-value="$20-8">
            <text:p>$20-8</text:p>
          </table:table-cell>
          <table:table-cell table:style-name="ce1" table:formula="of:=[.AM10]&amp;[.AC13]" office:value-type="string" office:string-value="$20-18">
            <text:p>$20-18</text:p>
          </table:table-cell>
          <table:table-cell table:style-name="ce1" table:formula="of:=[.AN10]&amp;[.AD13]" office:value-type="string" office:string-value="$20-28">
            <text:p>$20-28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.10.2019</text:date>, <text:time>01:10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0-03T23:09:40.66</meta:creation-date>
    <dc:date>2019-10-04T01:10:14</dc:date>
    <dc:creator>Squorpikkor </dc:creator>
    <meta:editing-duration>PT1H45M33S</meta:editing-duration>
    <meta:editing-cycles>1</meta:editing-cycles>
    <meta:document-statistic meta:table-count="3" meta:cell-count="243" meta:object-count="0"/>
    <meta:generator>OpenOffice/4.1.6$Win32 OpenOffice.org_project/416m1$Build-9790</meta:generator>
  </office:meta>
</office:document-meta>
</file>